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206660415E.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059" svg:font-family="C059"/>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style:font-face style:name="times new roman" svg:font-family="'times new roman'" style:font-family-generic="roman"/>
  </office:font-face-decls>
  <office:automatic-styles>
    <style:style style:name="Table1" style:family="table">
      <style:table-properties style:width="2.9556in" table:align="left"/>
    </style:style>
    <style:style style:name="Table1.A" style:family="table-column">
      <style:table-column-properties style:column-width="1.7042in"/>
    </style:style>
    <style:style style:name="Table1.B" style:family="table-column">
      <style:table-column-properties style:column-width="1.2514in"/>
    </style:style>
    <style:style style:name="Table1.A1" style:family="table-cell">
      <style:table-cell-properties style:vertical-align="middle" fo:padding="0.0194in" fo:border="none"/>
    </style:style>
    <style:style style:name="P1" style:family="paragraph" style:parent-style-name="Text_20_body" style:master-page-name="First_20_Page">
      <style:paragraph-properties fo:line-height="150%" fo:text-align="center" style:justify-single-word="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paragraph-properties fo:line-height="150%" fo:text-align="center" style:justify-single-word="false" fo:hyphenation-ladder-count="no-limit" fo:hyphenation-keep="auto" loext:hyphenation-keep-type="column"/>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left="0in" fo:margin-right="0in" fo:margin-top="0in" fo:margin-bottom="0in" style:contextual-spacing="false" fo:text-align="center" style:justify-single-word="false" fo:hyphenation-ladder-count="no-limit" fo:hyphenation-keep="auto" loext:hyphenation-keep-type="column"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1b0376" officeooo:paragraph-rsid="001b0376" fo:hyphenate="true" fo:hyphenation-remain-char-count="2" fo:hyphenation-push-char-count="2" loext:hyphenation-no-caps="false" loext:hyphenation-no-last-word="false" loext:hyphenation-word-char-count="no-limit" loext:hyphenation-zone="no-limit"/>
    </style:style>
    <style:style style:name="P10" style:family="paragraph" style:parent-style-name="Contents_20_1">
      <style:paragraph-properties>
        <style:tab-stops>
          <style:tab-stop style:position="6.1043in" style:type="right" style:leader-style="dotted" style:leader-text="."/>
        </style:tab-stops>
      </style:paragraph-properties>
    </style:style>
    <style:style style:name="P11" style:family="paragraph" style:parent-style-name="Contents_20_2">
      <style:paragraph-properties>
        <style:tab-stops>
          <style:tab-stop style:position="5.9075in" style:type="right" style:leader-style="dotted" style:leader-text="."/>
        </style:tab-stops>
      </style:paragraph-properties>
    </style:style>
    <style:style style:name="P12" style:family="paragraph" style:parent-style-name="Contents_20_3">
      <style:paragraph-properties>
        <style:tab-stops>
          <style:tab-stop style:position="5.711in" style:type="right" style:leader-style="dotted" style:leader-text="."/>
        </style:tab-stops>
      </style:paragraph-properties>
    </style:style>
    <style:style style:name="P13"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Heading_20_1" style:master-page-name="Arabische_20_Seitenzahlen">
      <style:paragraph-properties style:page-number="1"/>
    </style:style>
    <style:style style:name="P1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40da7" officeooo:paragraph-rsid="007c38b9"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40da7"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Heading_20_1">
      <style:text-properties fo:font-size="14pt" fo:language="en" fo:country="US" fo:font-weight="bold" style:font-size-asian="14pt" style:font-weight-asian="bold" style:font-size-complex="14pt" style:font-weight-complex="bold"/>
    </style:style>
    <style:style style:name="P1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9"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54573" officeooo:paragraph-rsid="00154573"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0"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en" fo:country="US" officeooo:paragraph-rsid="007c38b9" fo:hyphenate="true" fo:hyphenation-remain-char-count="2" fo:hyphenation-push-char-count="2" loext:hyphenation-no-caps="false" loext:hyphenation-no-last-word="false" loext:hyphenation-word-char-count="no-limit" loext:hyphenation-zone="no-limit"/>
    </style:style>
    <style:style style:name="P21" style:family="paragraph" style:parent-style-name="Heading_20_2">
      <style:text-properties fo:language="en" fo:country="US"/>
    </style:style>
    <style:style style:name="P22"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3e641" officeooo:paragraph-rsid="0043e641"/>
    </style:style>
    <style:style style:name="P23"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paragraph-rsid="0044c674"/>
    </style:style>
    <style:style style:name="P24"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1e4193" officeooo:paragraph-rsid="001e4193"/>
    </style:style>
    <style:style style:name="P25"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8c308" officeooo:paragraph-rsid="0048c308"/>
    </style:style>
    <style:style style:name="P26"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c2bde" officeooo:paragraph-rsid="004c2bde"/>
    </style:style>
    <style:style style:name="P27" style:family="paragraph" style:parent-style-name="Text_20_body">
      <style:paragraph-properties fo:margin-top="0.0783in" fo:margin-bottom="0.0783in" style:contextual-spacing="false" fo:line-height="150%" fo:text-align="justify" style:justify-single-word="false" style:shadow="none"/>
      <style:text-properties officeooo:paragraph-rsid="0055b058"/>
    </style:style>
    <style:style style:name="P28"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paragraph-rsid="0051e402"/>
    </style:style>
    <style:style style:name="P29" style:family="paragraph" style:parent-style-name="Text_20_body">
      <style:paragraph-properties fo:margin-top="0.0783in" fo:margin-bottom="0.0783in" style:contextual-spacing="false" fo:line-height="150%" fo:text-align="justify" style:justify-single-word="false" style:shadow="none"/>
      <style:text-properties officeooo:paragraph-rsid="00578e75"/>
    </style:style>
    <style:style style:name="P30" style:family="paragraph" style:parent-style-name="Text_20_body">
      <style:paragraph-properties fo:line-height="150%"/>
      <style:text-properties fo:language="en" fo:country="US" officeooo:rsid="00252c85" officeooo:paragraph-rsid="002325c3"/>
    </style:style>
    <style:style style:name="P31"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21cca"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2"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21cca" officeooo:paragraph-rsid="00578e7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3"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officeooo:paragraph-rsid="00578e75" fo:hyphenate="true" fo:hyphenation-remain-char-count="2" fo:hyphenation-push-char-count="2" loext:hyphenation-no-caps="false" loext:hyphenation-no-last-word="false" loext:hyphenation-word-char-count="no-limit" loext:hyphenation-zone="no-limit"/>
    </style:style>
    <style:style style:name="P34"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2902bf" officeooo:paragraph-rsid="002902bf"/>
    </style:style>
    <style:style style:name="P35"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2d7a66" officeooo:paragraph-rsid="002d7a66"/>
    </style:style>
    <style:style style:name="P3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2d7a66" officeooo:paragraph-rsid="002ee9e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7"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303b4e" officeooo:paragraph-rsid="00303b4e"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2ee9e5" officeooo:paragraph-rsid="002ee9e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9"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en" fo:country="US" officeooo:paragraph-rsid="005adcd6" fo:hyphenate="true" fo:hyphenation-remain-char-count="2" fo:hyphenation-push-char-count="2" loext:hyphenation-no-caps="false" loext:hyphenation-no-last-word="false" loext:hyphenation-word-char-count="no-limit" loext:hyphenation-zone="no-limit"/>
    </style:style>
    <style:style style:name="P40"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officeooo:paragraph-rsid="0067ce06" fo:hyphenate="true" fo:hyphenation-remain-char-count="2" fo:hyphenation-push-char-count="2" loext:hyphenation-no-caps="false" loext:hyphenation-no-last-word="false" loext:hyphenation-word-char-count="no-limit" loext:hyphenation-zone="no-limit"/>
    </style:style>
    <style:style style:name="P41"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officeooo:rsid="006fd502" officeooo:paragraph-rsid="006fd502" fo:hyphenate="true" fo:hyphenation-remain-char-count="2" fo:hyphenation-push-char-count="2" loext:hyphenation-no-caps="false" loext:hyphenation-no-last-word="false" loext:hyphenation-word-char-count="no-limit" loext:hyphenation-zone="no-limit"/>
    </style:style>
    <style:style style:name="P42" style:family="paragraph" style:parent-style-name="Text_20_body">
      <style:text-properties fo:font-size="10pt" officeooo:rsid="00697647" officeooo:paragraph-rsid="00697647" style:font-size-asian="10pt" style:font-size-complex="10pt"/>
    </style:style>
    <style:style style:name="P43" style:family="paragraph" style:parent-style-name="Text_20_body">
      <style:text-properties officeooo:rsid="00697647" officeooo:paragraph-rsid="00697647"/>
    </style:style>
    <style:style style:name="P44" style:family="paragraph" style:parent-style-name="Text_20_body">
      <style:paragraph-properties fo:margin-top="0.0783in" fo:margin-bottom="0.0783in" style:contextual-spacing="false" fo:line-height="150%" fo:text-align="justify" style:justify-single-word="false" style:shadow="none"/>
    </style:style>
    <style:style style:name="P45" style:family="paragraph" style:parent-style-name="Text_20_body">
      <style:paragraph-properties fo:margin-top="0.0783in" fo:margin-bottom="0.0783in" style:contextual-spacing="false" fo:line-height="150%" fo:text-align="justify" style:justify-single-word="false" style:shadow="none"/>
      <style:text-properties officeooo:rsid="006ac790" officeooo:paragraph-rsid="006ac790"/>
    </style:style>
    <style:style style:name="P46" style:family="paragraph" style:parent-style-name="Text_20_body">
      <style:paragraph-properties fo:margin-top="0.0783in" fo:margin-bottom="0.0783in" style:contextual-spacing="false" fo:line-height="150%" fo:text-align="justify" style:justify-single-word="false" style:shadow="none"/>
      <style:text-properties officeooo:rsid="006c0311" officeooo:paragraph-rsid="006c0311"/>
    </style:style>
    <style:style style:name="P47" style:family="paragraph" style:parent-style-name="Text_20_body">
      <style:paragraph-properties fo:margin-top="0.0783in" fo:margin-bottom="0.0783in" style:contextual-spacing="false" fo:line-height="150%" fo:text-align="justify" style:justify-single-word="false" style:shadow="none"/>
      <style:text-properties officeooo:rsid="006dfccf" officeooo:paragraph-rsid="006dfccf"/>
    </style:style>
    <style:style style:name="P48" style:family="paragraph" style:parent-style-name="Text_20_body">
      <style:paragraph-properties fo:margin-top="0.0783in" fo:margin-bottom="0.0783in" style:contextual-spacing="false" fo:line-height="150%" fo:text-align="justify" style:justify-single-word="false" style:shadow="none"/>
      <style:text-properties officeooo:rsid="007796d1" officeooo:paragraph-rsid="007796d1"/>
    </style:style>
    <style:style style:name="P49" style:family="paragraph" style:parent-style-name="Heading_20_1">
      <style:text-properties officeooo:paragraph-rsid="0018b452"/>
    </style:style>
    <style:style style:name="P50" style:family="paragraph" style:parent-style-name="Text_20_body">
      <style:paragraph-properties fo:margin-top="0.0783in" fo:margin-bottom="0.0783in" style:contextual-spacing="false" fo:line-height="150%" fo:text-align="justify" style:justify-single-word="false" style:shadow="none"/>
      <style:text-properties officeooo:rsid="0074bae7" officeooo:paragraph-rsid="0074bae7"/>
    </style:style>
    <style:style style:name="P51" style:family="paragraph" style:parent-style-name="Text_20_body">
      <style:paragraph-properties fo:margin-top="0.0783in" fo:margin-bottom="0.0783in" style:contextual-spacing="false" fo:line-height="150%" fo:text-align="justify" style:justify-single-word="false" style:shadow="none"/>
      <style:text-properties officeooo:paragraph-rsid="0074bae7"/>
    </style:style>
    <style:style style:name="P52" style:family="paragraph" style:parent-style-name="Text_20_body">
      <style:paragraph-properties fo:margin-top="0.0783in" fo:margin-bottom="0.0783in" style:contextual-spacing="false" fo:line-height="150%" fo:text-align="justify" style:justify-single-word="false" style:shadow="none"/>
      <style:text-properties officeooo:rsid="007829c3" officeooo:paragraph-rsid="007829c3"/>
    </style:style>
    <style:style style:name="P53" style:family="paragraph" style:parent-style-name="Heading_20_1">
      <style:text-properties fo:font-size="14pt" fo:font-weight="bold" style:font-size-asian="14pt" style:font-weight-asian="bold" style:font-size-complex="14pt" style:font-weight-complex="bold"/>
    </style:style>
    <style:style style:name="P54" style:family="paragraph" style:parent-style-name="Text_20_body">
      <style:paragraph-properties fo:margin-top="0.0783in" fo:margin-bottom="0.0783in" style:contextual-spacing="false" fo:line-height="150%" fo:text-align="justify" style:justify-single-word="false" style:shadow="none"/>
      <style:text-properties officeooo:rsid="007ab412" officeooo:paragraph-rsid="007ab412"/>
    </style:style>
    <style:style style:name="P55" style:family="paragraph" style:parent-style-name="Heading_20_1" style:master-page-name="Römische_20_Seitenzahlen">
      <style:paragraph-properties style:page-number="4"/>
      <style:text-properties officeooo:rsid="00190250" officeooo:paragraph-rsid="00190250"/>
    </style:style>
    <style:style style:name="P56" style:family="paragraph" style:parent-style-name="Standard">
      <style:paragraph-properties fo:margin-left="0in" fo:margin-right="0in" fo:line-height="100%" fo:orphans="50" fo:text-indent="0in" style:auto-text-indent="false"/>
      <style:text-properties style:font-name="times new roman" fo:font-size="12pt" officeooo:paragraph-rsid="007deefd" style:font-size-asian="12pt" style:font-size-complex="12pt"/>
    </style:style>
    <style:style style:name="P57" style:family="paragraph" style:parent-style-name="Standard">
      <style:paragraph-properties fo:margin-left="0in" fo:margin-right="0in" fo:line-height="100%" fo:orphans="50" fo:text-indent="0in" style:auto-text-indent="false"/>
      <style:text-properties officeooo:paragraph-rsid="007deefd"/>
    </style:style>
    <style:style style:name="P58" style:family="paragraph" style:parent-style-name="Standard">
      <style:paragraph-properties fo:margin-left="0in" fo:margin-right="0in" fo:line-height="100%" fo:orphans="50" fo:text-indent="0in" style:auto-text-indent="false"/>
      <style:text-properties style:font-name="times new roman" fo:font-size="12pt" officeooo:paragraph-rsid="007ef0ea" style:font-size-asian="12pt" style:font-size-complex="12pt"/>
    </style:style>
    <style:style style:name="P59"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P60"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T1" style:family="text">
      <style:text-properties officeooo:rsid="00079e75"/>
    </style:style>
    <style:style style:name="T2" style:family="text">
      <style:text-properties officeooo:rsid="007ef0ea"/>
    </style:style>
    <style:style style:name="T3" style:family="text">
      <style:text-properties fo:font-size="18pt" fo:font-weight="bold"/>
    </style:style>
    <style:style style:name="T4" style:family="text">
      <style:text-properties officeooo:rsid="001f1830"/>
    </style:style>
    <style:style style:name="T5" style:family="text">
      <style:text-properties officeooo:rsid="001a4127"/>
    </style:style>
    <style:style style:name="T6" style:family="text">
      <style:text-properties fo:language="nl" fo:country="NL"/>
    </style:style>
    <style:style style:name="T7" style:family="text">
      <style:text-properties officeooo:rsid="007c38b9"/>
    </style:style>
    <style:style style:name="T8" style:family="text">
      <style:text-properties officeooo:rsid="000abca4"/>
    </style:style>
    <style:style style:name="T9" style:family="text">
      <style:text-properties officeooo:rsid="00121cca"/>
    </style:style>
    <style:style style:name="T10" style:family="text">
      <style:text-properties officeooo:rsid="00140da7"/>
    </style:style>
    <style:style style:name="T11" style:family="text">
      <style:text-properties officeooo:rsid="00134889"/>
    </style:style>
    <style:style style:name="T12" style:family="text">
      <style:text-properties officeooo:rsid="003f384e"/>
    </style:style>
    <style:style style:name="T13" style:family="text">
      <style:text-properties officeooo:rsid="0038c0e1"/>
    </style:style>
    <style:style style:name="T14" style:family="text">
      <style:text-properties officeooo:rsid="004c2bde"/>
    </style:style>
    <style:style style:name="T15" style:family="text">
      <style:text-properties officeooo:rsid="004d7cc5"/>
    </style:style>
    <style:style style:name="T16" style:family="text">
      <style:text-properties officeooo:rsid="005bb56e"/>
    </style:style>
    <style:style style:name="T17" style:family="text">
      <style:text-properties officeooo:rsid="006372dd"/>
    </style:style>
    <style:style style:name="T18" style:family="text">
      <style:text-properties fo:font-size="12pt" fo:font-weight="normal" officeooo:rsid="00154573" style:font-size-asian="12pt" style:font-weight-asian="normal" style:font-size-complex="12pt" style:font-weight-complex="normal"/>
    </style:style>
    <style:style style:name="T19" style:family="text">
      <style:text-properties fo:font-size="12pt" fo:font-weight="normal" officeooo:rsid="00171e72" style:font-size-asian="12pt" style:font-weight-asian="normal" style:font-size-complex="12pt" style:font-weight-complex="normal"/>
    </style:style>
    <style:style style:name="T20" style:family="text">
      <style:text-properties fo:font-size="12pt" fo:font-weight="normal" officeooo:rsid="0017e568" style:font-size-asian="12pt" style:font-weight-asian="normal" style:font-size-complex="12pt" style:font-weight-complex="normal"/>
    </style:style>
    <style:style style:name="T21" style:family="text">
      <style:text-properties fo:font-size="12pt" fo:font-weight="normal" officeooo:rsid="001f1830" style:font-size-asian="12pt" style:font-weight-asian="normal" style:font-size-complex="12pt" style:font-weight-complex="normal"/>
    </style:style>
    <style:style style:name="T22" style:family="text">
      <style:text-properties officeooo:rsid="00171e72"/>
    </style:style>
    <style:style style:name="T23" style:family="text">
      <style:text-properties officeooo:rsid="0018b452"/>
    </style:style>
    <style:style style:name="T24" style:family="text">
      <style:text-properties officeooo:rsid="001c559e"/>
    </style:style>
    <style:style style:name="T25" style:family="text">
      <style:text-properties officeooo:rsid="00449649"/>
    </style:style>
    <style:style style:name="T26" style:family="text">
      <style:text-properties officeooo:rsid="0044c674"/>
    </style:style>
    <style:style style:name="T27" style:family="text">
      <style:text-properties officeooo:rsid="00454da0"/>
    </style:style>
    <style:style style:name="T28" style:family="text">
      <style:text-properties officeooo:rsid="0046cdc9"/>
    </style:style>
    <style:style style:name="T29" style:family="text">
      <style:text-properties officeooo:rsid="004a6da9"/>
    </style:style>
    <style:style style:name="T30" style:family="text">
      <style:text-properties officeooo:rsid="004bc533"/>
    </style:style>
    <style:style style:name="T31" style:family="text">
      <style:text-properties officeooo:rsid="004f07a3"/>
    </style:style>
    <style:style style:name="T32" style:family="text">
      <style:text-properties officeooo:rsid="004ec6ac"/>
    </style:style>
    <style:style style:name="T33" style:family="text">
      <style:text-properties fo:language="en" fo:country="US" officeooo:rsid="0055b058"/>
    </style:style>
    <style:style style:name="T34" style:family="text">
      <style:text-properties fo:language="en" fo:country="US" officeooo:rsid="00578e75"/>
    </style:style>
    <style:style style:name="T35" style:family="text">
      <style:text-properties officeooo:rsid="0051e402"/>
    </style:style>
    <style:style style:name="T36" style:family="text">
      <style:text-properties officeooo:rsid="0052f800"/>
    </style:style>
    <style:style style:name="T37" style:family="text">
      <style:text-properties officeooo:rsid="005f8d3e"/>
    </style:style>
    <style:style style:name="T38" style:family="text">
      <style:text-properties fo:language="en" fo:country="US" officeooo:rsid="00592591"/>
    </style:style>
    <style:style style:name="T39" style:family="text">
      <style:text-properties fo:language="en" fo:country="US" officeooo:rsid="0057ebf1"/>
    </style:style>
    <style:style style:name="T40" style:family="text">
      <style:text-properties officeooo:rsid="0054435c"/>
    </style:style>
    <style:style style:name="T41" style:family="text">
      <style:text-properties style:use-window-font-color="true" loext:opacity="0%"/>
    </style:style>
    <style:style style:name="T42" style:family="text">
      <style:text-properties style:use-window-font-color="true" loext:opacity="0%" officeooo:rsid="007ffad3"/>
    </style:style>
    <style:style style:name="T43" style:family="text">
      <style:text-properties style:use-window-font-color="true" loext:opacity="0%" officeooo:rsid="003a55fd"/>
    </style:style>
    <style:style style:name="T44" style:family="text">
      <style:text-properties style:use-window-font-color="true" loext:opacity="0%" officeooo:rsid="0038c0e1"/>
    </style:style>
    <style:style style:name="T45" style:family="text">
      <style:text-properties officeooo:rsid="005d6acf"/>
    </style:style>
    <style:style style:name="T46" style:family="text">
      <style:text-properties style:use-window-font-color="true" loext:opacity="0%" officeooo:rsid="005d6acf"/>
    </style:style>
    <style:style style:name="T47" style:family="text">
      <style:text-properties officeooo:rsid="007ab412"/>
    </style:style>
    <style:style style:name="T48" style:family="text">
      <style:text-properties fo:font-size="12pt" fo:language="en" fo:country="US" fo:font-weight="normal" officeooo:rsid="00121cca" style:font-size-asian="12pt" style:font-weight-asian="normal" style:font-size-complex="12pt" style:font-weight-complex="normal"/>
    </style:style>
    <style:style style:name="T49" style:family="text">
      <style:text-properties fo:language="nl" fo:country="NL" officeooo:rsid="0017e568"/>
    </style:style>
    <style:style style:name="T50" style:family="text">
      <style:text-properties fo:language="en" fo:country="US" officeooo:rsid="0017e568"/>
    </style:style>
    <style:style style:name="T51" style:family="text">
      <style:text-properties officeooo:rsid="00333d46"/>
    </style:style>
    <style:style style:name="T52" style:family="text">
      <style:text-properties officeooo:rsid="00335e97"/>
    </style:style>
    <style:style style:name="T53" style:family="text">
      <style:text-properties officeooo:rsid="00343ab4"/>
    </style:style>
    <style:style style:name="T54" style:family="text">
      <style:text-properties officeooo:rsid="00343ab4" fo:hyphenate="false"/>
    </style:style>
    <style:style style:name="T55" style:family="text">
      <style:text-properties officeooo:rsid="0017e568"/>
    </style:style>
    <style:style style:name="T56" style:family="text">
      <style:text-properties officeooo:rsid="00600a79"/>
    </style:style>
    <style:style style:name="T57" style:family="text">
      <style:text-properties officeooo:rsid="00626610"/>
    </style:style>
    <style:style style:name="T58" style:family="text">
      <style:text-properties officeooo:rsid="002a56e8"/>
    </style:style>
    <style:style style:name="T59" style:family="text">
      <style:text-properties officeooo:rsid="002d7a66"/>
    </style:style>
    <style:style style:name="T60" style:family="text">
      <style:text-properties officeooo:rsid="002ddf71"/>
    </style:style>
    <style:style style:name="T61" style:family="text">
      <style:text-properties officeooo:rsid="002ee9e5"/>
    </style:style>
    <style:style style:name="T62" style:family="text">
      <style:text-properties officeooo:rsid="002f4ddf"/>
    </style:style>
    <style:style style:name="T63" style:family="text">
      <style:text-properties officeooo:rsid="002f5e56"/>
    </style:style>
    <style:style style:name="T64" style:family="text">
      <style:text-properties fo:language="en" fo:country="US"/>
    </style:style>
    <style:style style:name="T65" style:family="text">
      <style:text-properties officeooo:rsid="0064b7e0"/>
    </style:style>
    <style:style style:name="T66" style:family="text">
      <style:text-properties fo:font-size="12pt" fo:font-weight="normal" officeooo:rsid="002ee9e5" style:font-size-asian="12pt" style:font-weight-asian="normal" style:font-size-complex="12pt" style:font-weight-complex="normal"/>
    </style:style>
    <style:style style:name="T67" style:family="text">
      <style:text-properties fo:font-size="12pt" fo:font-weight="normal" officeooo:rsid="0064b7e0" style:font-size-asian="12pt" style:font-weight-asian="normal" style:font-size-complex="12pt" style:font-weight-complex="normal"/>
    </style:style>
    <style:style style:name="T68" style:family="text">
      <style:text-properties fo:font-size="12pt" fo:font-weight="normal" style:font-size-asian="12pt" style:font-weight-asian="normal" style:font-size-complex="12pt" style:font-weight-complex="normal"/>
    </style:style>
    <style:style style:name="T69" style:family="text">
      <style:text-properties fo:font-size="12pt" fo:language="en" fo:country="US" fo:font-weight="normal" officeooo:rsid="002ee9e5" style:font-size-asian="12pt" style:font-weight-asian="normal" style:font-size-complex="12pt" style:font-weight-complex="normal"/>
    </style:style>
    <style:style style:name="T70" style:family="text">
      <style:text-properties fo:font-size="12pt" fo:language="en" fo:country="US" fo:font-weight="normal" officeooo:rsid="00657e36" style:font-size-asian="12pt" style:font-weight-asian="normal" style:font-size-complex="12pt" style:font-weight-complex="normal"/>
    </style:style>
    <style:style style:name="T71" style:family="text">
      <style:text-properties fo:font-size="12pt" fo:language="en" fo:country="US" fo:font-weight="normal" officeooo:rsid="0067ce06" style:font-size-asian="12pt" style:font-weight-asian="normal" style:font-size-complex="12pt" style:font-weight-complex="normal"/>
    </style:style>
    <style:style style:name="T72" style:family="text">
      <style:text-properties fo:font-size="12pt" fo:language="en" fo:country="US" fo:font-weight="normal" officeooo:rsid="0066023e" style:font-size-asian="12pt" style:font-weight-asian="normal" style:font-size-complex="12pt" style:font-weight-complex="normal"/>
    </style:style>
    <style:style style:name="T73" style:family="text">
      <style:text-properties fo:font-size="12pt" fo:language="en" fo:country="US" fo:font-weight="normal" style:font-size-asian="12pt" style:font-weight-asian="normal" style:font-size-complex="12pt" style:font-weight-complex="normal"/>
    </style:style>
    <style:style style:name="T74" style:family="text">
      <style:text-properties style:font-name="C059" fo:font-size="12pt" fo:language="en" fo:country="US" fo:font-weight="normal" style:font-name-asian="C059" style:font-size-asian="12pt" style:font-weight-asian="normal" style:font-name-complex="C059" style:font-size-complex="12pt" style:font-weight-complex="normal"/>
    </style:style>
    <style:style style:name="T75" style:family="text">
      <style:text-properties fo:font-size="12pt" fo:font-weight="normal" officeooo:rsid="00688fe9" style:font-size-asian="12pt" style:font-weight-asian="normal" style:font-size-complex="12pt" style:font-weight-complex="normal"/>
    </style:style>
    <style:style style:name="T76" style:family="text">
      <style:text-properties fo:font-size="12pt" fo:font-weight="normal" officeooo:rsid="00697647" style:font-size-asian="12pt" style:font-weight-asian="normal" style:font-size-complex="12pt" style:font-weight-complex="normal"/>
    </style:style>
    <style:style style:name="T77" style:family="text">
      <style:text-properties fo:font-size="12pt" fo:font-weight="normal" officeooo:rsid="0067ce06" style:font-size-asian="12pt" style:font-weight-asian="normal" style:font-size-complex="12pt" style:font-weight-complex="normal"/>
    </style:style>
    <style:style style:name="T78" style:family="text">
      <style:text-properties fo:font-size="12pt" fo:language="en" fo:country="US" fo:font-weight="normal" officeooo:rsid="00688fe9" style:font-size-asian="12pt" style:font-weight-asian="normal" style:font-size-complex="12pt" style:font-weight-complex="normal"/>
    </style:style>
    <style:style style:name="T79" style:family="text">
      <style:text-properties fo:font-size="12pt" fo:language="en" fo:country="US" fo:font-weight="normal" officeooo:rsid="0070a722" style:font-size-asian="12pt" style:font-weight-asian="normal" style:font-size-complex="12pt" style:font-weight-complex="normal"/>
    </style:style>
    <style:style style:name="T80" style:family="text">
      <style:text-properties fo:font-size="12pt" fo:language="en" fo:country="US" fo:font-weight="normal" officeooo:rsid="00697647" style:font-size-asian="12pt" style:font-weight-asian="normal" style:font-size-complex="12pt" style:font-weight-complex="normal"/>
    </style:style>
    <style:style style:name="T81" style:family="text">
      <style:text-properties officeooo:rsid="006ca336"/>
    </style:style>
    <style:style style:name="T82" style:family="text">
      <style:text-properties officeooo:rsid="006c0311"/>
    </style:style>
    <style:style style:name="T83" style:family="text">
      <style:text-properties officeooo:rsid="007866e4"/>
    </style:style>
    <style:style style:name="T84" style:family="text">
      <style:text-properties officeooo:rsid="0071b10e"/>
    </style:style>
    <style:style style:name="T85" style:family="text">
      <style:text-properties officeooo:rsid="007829c3"/>
    </style:style>
    <style:style style:name="T86" style:family="text">
      <style:text-properties fo:font-size="14pt" fo:font-weight="bold" officeooo:rsid="0018b452" style:font-size-asian="14pt" style:font-weight-asian="bold" style:font-size-complex="14pt" style:font-weight-complex="bold"/>
    </style:style>
    <style:style style:name="T87" style:family="text">
      <style:text-properties officeooo:rsid="0074bae7"/>
    </style:style>
    <style:style style:name="T88" style:family="text">
      <style:text-properties style:font-name="times new roman"/>
    </style:style>
    <style:style style:name="T89" style:family="text">
      <style:text-properties style:font-name="times new roman" fo:font-size="12pt" style:font-size-asian="12pt" style:font-size-complex="12pt"/>
    </style:style>
    <style:style style:name="T90" style:family="text">
      <style:text-properties fo:font-style="italic"/>
    </style:style>
    <style:style style:name="T9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inrich-Heine-Universität Düsseldorf</text:span><text:line-break/><text:span text:style-name="T1">Philosophische Fakultät</text:span></text:p>
      <text:p text:style-name="P2">Fachschaft für Linguistik</text:p>
      <text:p text:style-name="P3"/>
      <text:p text:style-name="P4"/>
      <text:p text:style-name="P5"><text:span text:style-name="T2">Project</text:span> <text:span text:style-name="T1">report</text:span>:</text:p>
      <text:p text:style-name="P5"><text:span text:style-name="T3">Training a Classifier on Syntactic, Morphological and Stylistic Features of German Parliament Speeches</text:span><text:line-break/></text:p>
      <text:p text:style-name="P6"><text:line-break/></text:p>
      <text:p text:style-name="P6"/>
      <text:p text:style-name="P6"/>
      <text:p text:style-name="P7"><text:span text:style-name="T1">Written by</text:span>:</text:p>
      <text:p text:style-name="P7"> </text:p>
      <text:p text:style-name="P8">Daniel Gelderblom</text:p>
      <text:p text:style-name="P9">Otto-Hahn-Straße 118</text:p>
      <text:p text:style-name="P8">40<text:span text:style-name="T4">591</text:span> Düsseldorf</text:p>
      <text:p text:style-name="P7"> </text:p>
      <text:p text:style-name="P7">Matrikelnummer: <text:span text:style-name="T1">3131057</text:span></text:p>
      <text:p text:style-name="P7">Fachsemester: <text:span text:style-name="T5">6</text:span></text:p>
      <text:p text:style-name="P7"> </text:p>
      <text:p text:style-name="P7">Abgabedatum: TT.MM.JJJJ</text:p>
      <text:p text:style-name="P7"> </text:p>
      <text:p text:style-name="P7">Modul: <text:span text:style-name="T1">CL2A</text:span></text:p>
      <text:p text:style-name="P7">Seminar/Vorlesung: <text:span text:style-name="T1">Advanced Python for NLP</text:span></text:p>
      <text:p text:style-name="P7">Semester: <text:span text:style-name="T1">Sommersemester 2024</text:span></text:p>
      <text:p text:style-name="P7">Dozent/Dozentin: <text:span text:style-name="T1">Dr. Rainer Osswald, Dr. Yulia Zinova</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ext:soft-page-break/>Table of Content</text:p>
          </text:index-title>
          <text:p text:style-name="P10">Abstract<text:tab/><text:span text:style-name="Page_20_Number">1</text:span></text:p>
          <text:p text:style-name="P10">1. Introduction<text:tab/><text:span text:style-name="Page_20_Number">1</text:span></text:p>
          <text:p text:style-name="P10">2. Previous Research<text:tab/><text:span text:style-name="Page_20_Number">2</text:span></text:p>
          <text:p text:style-name="P11">2.1 Language differences between political parties<text:tab/>2</text:p>
          <text:p text:style-name="P11">2.2 Previous classification attempts of parliament speeches<text:tab/>2</text:p>
          <text:p text:style-name="P11">2.3 Summary and motivation for own work<text:tab/>3</text:p>
          <text:p text:style-name="P10">3. Selection of features<text:tab/><text:span text:style-name="Page_20_Number">3</text:span></text:p>
          <text:p text:style-name="P11">3.1 Features of political speech<text:tab/>4</text:p>
          <text:p text:style-name="P11">3.2 Measures of complexity<text:tab/>4</text:p>
          <text:p text:style-name="P11">3.3 Other features<text:tab/>4</text:p>
          <text:p text:style-name="P10">4. Methodology<text:tab/><text:span text:style-name="Page_20_Number">4</text:span></text:p>
          <text:p text:style-name="P11">4.1 Data acquirement<text:tab/>5</text:p>
          <text:p text:style-name="P11">4.2 Data processing<text:tab/>5</text:p>
          <text:p text:style-name="P11">4.3 Feature extraction<text:tab/>5</text:p>
          <text:p text:style-name="P11">4.4 Classification<text:tab/>6</text:p>
          <text:p text:style-name="P12">4.4.1 Preparation<text:tab/>6</text:p>
          <text:p text:style-name="P12">4.4.2 Evaluation method<text:tab/>6</text:p>
          <text:p text:style-name="P12">4.4.3 Feature optimization<text:tab/>7</text:p>
          <text:p text:style-name="P12">4.4.4 Hyperparameter optimization<text:tab/>7</text:p>
          <text:p text:style-name="P10">5. Outcomes and Discussion<text:tab/><text:span text:style-name="Page_20_Number">8</text:span></text:p>
          <text:p text:style-name="P11">5.1 Model comparison and hyperparameters<text:tab/>8</text:p>
          <text:p text:style-name="P11">4.2 Confusion matrix<text:tab/>8</text:p>
          <text:p text:style-name="P10">6. Limitations<text:tab/><text:span text:style-name="Page_20_Number">9</text:span></text:p>
          <text:p text:style-name="P10">7. Future Work<text:tab/><text:span text:style-name="Page_20_Number">9</text:span></text:p>
          <text:p text:style-name="P10">8. Conclusion<text:tab/><text:span text:style-name="Page_20_Number">9</text:span></text:p>
          <text:p text:style-name="P10">Literature<text:tab/><text:span text:style-name="Page_20_Number">IV</text:span></text:p>
          <text:p text:style-name="P10">Eigenständigkeitserklärung<text:tab/><text:span text:style-name="Page_20_Number">V</text:span></text:p>
        </text:index-body>
      </text:table-of-content>
      <text:p text:style-name="P13"><text:span text:style-name="T6"/></text:p>
      <text:h text:style-name="P14" text:outline-level="1"><text:bookmark-start text:name="__RefHeading___Toc1435_2798905976"/>Abstract<text:bookmark-end text:name="__RefHeading___Toc1435_2798905976"/></text:h>
      <text:p text:style-name="P15">This project collects the speeches from the parliamentary period 2021-2025 in the German parliament. <text:span text:style-name="T7">Twelve syntactic, morphological and stylistic features are gathered from the data and several classifiers are trained <text:s/>on them and optimized. A XXX classifier trained on a XXX dataset performs best with a macro F1-score of XXX, which is significantly better than the baseline score of 0.167. XXXXX parties confusion</text:span></text:p>
      <text:p text:style-name="P16"/>
      <text:h text:style-name="P17" text:outline-level="1"><text:bookmark-start text:name="__RefHeading___Toc766_752984773"/>1. <text:span text:style-name="T8">Introduction</text:span><text:bookmark-end text:name="__RefHeading___Toc766_752984773"/></text:h>
      <text:p text:style-name="P18"><text:span text:style-name="T9">Language and politics are two inherently related topics. Politicians make use of rhetorical means in order to convince the population of their point of view or even to convince other party members to vote with them. </text:span><text:span text:style-name="T10">There are two research areas arising from this. The first one is the difference between everyday language and political language in general. The second one is the difference in language between different parties and places on the political spectrum. </text:span><text:span text:style-name="T11">As more populist parties </text:span><text:span text:style-name="T10">were entering</text:span><text:span text:style-name="T11"> the parliaments in Europe, </text:span><text:span text:style-name="T10">especially the latter has become more and more relevant. Thus, this project will dive into this classification from a computation</text:span><text:span text:style-name="T12">al </text:span><text:span text:style-name="T10">linguistic point of view.</text:span></text:p>
      <text:p text:style-name="P19">By building a classifier based solely on hand-crafted linguistic, <text:span text:style-name="T13">in this case even only morpho-syntactic</text:span> features, several questions will be tackled. To begin with, the question will be if it is even possible to build a classifier which performs significantly better than the baseline from just a handful of features. Furthermore, we will see which pre-processing steps and hyperparameters give the best outcome. And finally, I will get into the question which parties can be told apart more and which ones less reliably. <text:span text:style-name="T14">The dataset used for this is taken from and contains all speeches in the German parliament (Bundestag) in the period 2021-2025 </text:span><text:span text:style-name="T15">(</text:span><text:span text:style-name="T16">Deutscher </text:span><text:span text:style-name="T15">Bundestag, </text:span><text:span text:style-name="T17">n. d.</text:span><text:span text:style-name="T15">)</text:span><text:span text:style-name="T14">.</text:span></text:p>
      <text:p text:style-name="P20"><text:span text:style-name="T18">I will </text:span><text:span text:style-name="T19">structure this report in the following way. First, I will go into previous research, both from the linguistic and from the computational side. Second, there is going to be a paragraph about </text:span><text:span text:style-name="T20">the choice of features followed by one about </text:span><text:span text:style-name="T19">my methodology and the struc</text:span><text:soft-page-break/><text:span text:style-name="T19">ture of my classification. Third, I will write about the outcomes and the implications of my research. In the end, I will discuss the limitations and possibilities for future research </text:span><text:span text:style-name="T21">and conclude this report</text:span><text:span text:style-name="T19">.</text:span></text:p>
      <text:p text:style-name="P20"><text:span text:style-name="T19"/></text:p>
      <text:h text:style-name="Heading_20_1" text:outline-level="1"><text:bookmark-start text:name="__RefHeading___Toc1437_2798905976"/>2. <text:span text:style-name="T22">Previous </text:span><text:span text:style-name="T23">R</text:span><text:span text:style-name="T22">esearch</text:span><text:bookmark-end text:name="__RefHeading___Toc1437_2798905976"/></text:h>
      <text:h text:style-name="P21" text:outline-level="2"><text:bookmark-start text:name="__RefHeading___Toc770_752984773"/>2.1 <text:span text:style-name="T24">Language differences between political parties</text:span><text:bookmark-end text:name="__RefHeading___Toc770_752984773"/></text:h>
      <text:p text:style-name="P22">Cichoka et al. (2016) investigated grammar differences between conservatives and liberals. <text:span text:style-name="T25">They found that conservatives tend to use more nouns than liberals, especially talking about social issues. These results were acquired with Polish students and confirmed when looking at speeches of Republican and Democratic US-presidents. As reasons for this, the conservative need for structure and reduced ambiguity were given.</text:span></text:p>
      <text:p text:style-name="P23"><text:span text:style-name="T26">When it comes to populist parties, the expected language complexity differences could not be found. When looking at the language of populist leaders in the United States, France, the United Kingdom and Italy, only in the US the populist candidate had a simpler language. In the other countries there was no clear result or it was even the other way round. For </text:span><text:span text:style-name="T27">the</text:span><text:span text:style-name="T26"> comparison, several sophisticated metrics were employed that would go beyond the </text:span><text:span text:style-name="T27">scope</text:span><text:span text:style-name="T26"> of this project work (McDonnell et al. </text:span><text:span text:style-name="T27">2022</text:span><text:span text:style-name="T26">).</text:span></text:p>
      <text:h text:style-name="P21" text:outline-level="2"><text:bookmark-start text:name="__RefHeading___Toc772_752984773"/>2.2 <text:span text:style-name="T24">Previous classification attempts of parliament speeches</text:span><text:bookmark-end text:name="__RefHeading___Toc772_752984773"/></text:h>
      <text:p text:style-name="P24">Several works have tried to classify parliament speeches by party affiliation before. <text:span text:style-name="T28">The following is not an exhaustive list but a collection of the most relevant papers.</text:span></text:p>
      <text:p text:style-name="P25">In a Danish study, the authors used the lemma and word frequencies of the speeches to train several classifiers. <text:span text:style-name="T29">Thus, mainly the difference in vocabulary is investigated here. The best results could be achieved with a support vector machine (SVM) and a Multinomial Naive Bayes (MNB) </text:span><text:span text:style-name="T30">and gave a weighted </text:span><text:span text:style-name="T31">F</text:span><text:span text:style-name="T30">1-score of 0.57</text:span><text:span text:style-name="T29"> (Navarretta et al. 2020).</text:span></text:p>
      <text:p text:style-name="P26">Blätte (2018) conducted a very similar study about the <text:span text:style-name="T32">German parliament with data spanning over several parliamentary periods. However, this paper used the whole dataset of </text:span><text:soft-page-break/><text:span text:style-name="T32">speeches already before the training to collect the most significant words or lemmas before the training. Thus, the result is to be taken with caution. </text:span><text:span text:style-name="T31">I addition, all the speeches from one member of parliament in one period are taken as one instance instead of one speech. The achieved accuracy with Logistic Regression is 0.583 with a probably unweighted F1-score of 0.537.</text:span></text:p>
      <text:p text:style-name="P27"><text:span text:style-name="T33">A second paper with Bundestag data compared two kinds of classificators for each algorithm. The first one was trained on the term frequency </text:span>–<text:span text:style-name="T33"> inverse document frequencies </text:span><text:span text:style-name="T34">(tf-idf)</text:span><text:span text:style-name="T33"> of the most frequent lemmas in speeches while the second one was trained on fasttext embeddings of the speeches. </text:span><text:span text:style-name="T34">The best classifier was an SVM using the tf-idf method with an F1-score of 0.7287.</text:span></text:p>
      <text:p text:style-name="P28"><text:span text:style-name="T35">A study about the greek parliament used several already mentioned machine learning methods but in particular also employed an recurrent neural network with a long short-term memory architecture. Even with this more evolved method, only a</text:span><text:span text:style-name="T36">n accuracy of 0.57 </text:span><text:span text:style-name="T37">was</text:span><text:span text:style-name="T36"> achieved (Kavallos 2023).</text:span></text:p>
      <text:h text:style-name="Heading_20_2" text:outline-level="2"><text:bookmark-start text:name="__RefHeading___Toc1311_2798905976"/>2.3 Summary and motivation for own work<text:bookmark-end text:name="__RefHeading___Toc1311_2798905976"/></text:h>
      <text:p text:style-name="P29"><text:span text:style-name="T34">Both from the linguistic and from the computation linguistic side, the topic of differences in political speech has been investigated. However, thus far, all of the classification attempts have been about the differences in word distribution and vocabulary. Thus, to bridge over from the point of view </text:span><text:span text:style-name="T38">of other areas of linguistics</text:span><text:span text:style-name="T34"> to the classification, this study will </text:span><text:span text:style-name="T39">exclusively</text:span><text:span text:style-name="T34"> </text:span><text:span text:style-name="T39">make use of syntactic, morphological and stylistic features.</text:span></text:p>
      <text:p text:style-name="P29"><text:span text:style-name="T39"/></text:p>
      <text:h text:style-name="Heading_20_1" text:outline-level="1"><text:bookmark-start text:name="__RefHeading___Toc1313_2798905976"/>3. Selection of features<text:bookmark-end text:name="__RefHeading___Toc1313_2798905976"/></text:h>
      <text:p text:style-name="P30">There were three main strategies to <text:span text:style-name="T40">obtain</text:span> linguistic features. First, previously identified features of political speech in general were employed. Second, different measures of language complexity were looked at. Third, the author’s own hypotheses were tested. <text:span text:style-name="T41">Word fields </text:span><text:span text:style-name="T42">and word variability </text:span><text:span text:style-name="T41">as potentially helpful means of classification </text:span><text:span text:style-name="T43">were</text:span><text:span text:style-name="T41"> not looked at deliberately, as </text:span><text:span text:style-name="T44">they </text:span><text:span text:style-name="T42">do not fall within the scope of the features which are used here</text:span><text:span text:style-name="T41">.</text:span></text:p>
      <text:h text:style-name="P21" text:outline-level="2"><text:bookmark-start text:name="__RefHeading___Toc1315_2798905976"/><text:soft-page-break/>3.1 Features of political speech<text:bookmark-end text:name="__RefHeading___Toc1315_2798905976"/></text:h>
      <text:p text:style-name="P31">“We” and “you” in one sentence is a contrast used quite frequently in political speech (Longobardi 2013:237). In this work with the German pronouns “wir” and “Sie” it is used as a feature. To account for different document lengths, the number is averaged over the number of sentences.</text:p>
      <text:p text:style-name="P31">The frequent use of pronouns in general is also common in political speech. This is <text:span text:style-name="T45">among others</text:span> due to wanting to create a contrast towards the political opponent (Kulo 2009:<text:span text:style-name="T46">7</text:span>). For the classification, the pronouns “ich” (first person singular), “wir” (first person plural) and “Sie” (second person singular and plural in polite form) were used. All three are used as a per-token share.</text:p>
      <text:h text:style-name="P21" text:outline-level="2"><text:bookmark-start text:name="__RefHeading___Toc1317_2798905976"/>3.2 Measures of complexity<text:bookmark-end text:name="__RefHeading___Toc1317_2798905976"/></text:h>
      <text:p text:style-name="P31">Oya (2011) suggests syntactic dependency distance as a measure for language complexity. In Cheung et al. (1992:56) the simpler metric of sentence length is employed. Both are used as an average for every speech.</text:p>
      <text:h text:style-name="P21" text:outline-level="2"><text:bookmark-start text:name="__RefHeading___Toc1319_2798905976"/>3.3 Other features<text:bookmark-end text:name="__RefHeading___Toc1319_2798905976"/></text:h>
      <text:p text:style-name="P32">As potential metrics for different speaking styles and emotionality, questions, exclamations<text:span text:style-name="T47">a and</text:span> sentences including a negation are taken, again as an average over the sentences. <text:span text:style-name="T47">Furthermore, the use of nouns and modal verbs per token is measured, the former being suggested by Cichoka et al (2016).</text:span></text:p>
      <text:p text:style-name="P33"><text:span text:style-name="T48"/></text:p>
      <text:h text:style-name="Heading_20_1" text:outline-level="1"><text:bookmark-start text:name="__RefHeading___Toc1321_2798905976"/><text:span text:style-name="T49">4</text:span><text:span text:style-name="T6">. </text:span><text:span text:style-name="T50">Methodology</text:span><text:bookmark-end text:name="__RefHeading___Toc1321_2798905976"/></text:h>
      <text:p text:style-name="P31">The code is structured in five Python files: scraper, data_processing, features, extraction and classifier with features containing the methods for the feature extraction. The function of the individual files is going to be explained in the following paragraphs. <text:span text:style-name="T51">In order to execute the code, </text:span><text:span text:style-name="T52">it is recommended to create a virtual environment. The dependencies are listed in the requirements file. </text:span><text:span text:style-name="T53">Among them is the download of the spacy model </text:span><text:soft-page-break/><text:span text:style-name="T54">de_core_news_sm.</text:span></text:p>
      <text:h text:style-name="P21" text:outline-level="2"><text:bookmark-start text:name="__RefHeading___Toc778_752984773"/><text:span text:style-name="T55">4</text:span>.1 <text:span text:style-name="T55">Data acquirement</text:span><text:bookmark-end text:name="__RefHeading___Toc778_752984773"/></text:h>
      <text:p text:style-name="P31">Using the requests module, an HTML-request is sent to the Bundestag-Server. Every session is saved as one xml-file. <text:span text:style-name="T51">The file scraper.py for this is in the sub folder Files. </text:span>While processing the data, several mistakes were found in the files, so they are already corrected in the scraper. One remarkable mistake is that two speakers were categorized as one person with their names attached to each other. For correction of these mistakes, a simple search and replace <text:span text:style-name="T56">algorithm for </text:span><text:span text:style-name="T57">s</text:span><text:span text:style-name="T56">trings</text:span> is used. </text:p>
      <text:h text:style-name="P21" text:outline-level="2"><text:bookmark-start text:name="__RefHeading___Toc780_752984773"/><text:span text:style-name="T55">4</text:span>.2 <text:span text:style-name="T55">Data processing</text:span><text:bookmark-end text:name="__RefHeading___Toc780_752984773"/></text:h>
      <text:p text:style-name="P34">Using python’s xml-module, the files are processed in order to get a dictionary containing all speeches sorted by party affiliation. <text:span text:style-name="T58">As the element &lt;p&gt; marks a part of a speech, it is used for recognizing speeches. Those parts are put together and if there is an interjection, bigger parts of speeches are attached to each other. Furthermore, </text:span><text:span text:style-name="T59">some of the party names are corrected and whitespace is normalized. In order to only use real speeches and neither interjections nor in-between questions, contributions up to a certain length are not included.</text:span></text:p>
      <text:p text:style-name="P35">After that, the speeches are parsed into Spacy-Docs, and for every party saved in a DocBin. A new dictionary containing the DocBins is saved in a pickle file.</text:p>
      <text:h text:style-name="P21" text:outline-level="2"><text:bookmark-start text:name="__RefHeading___Toc782_752984773"/><text:span text:style-name="T55">4</text:span>.3 <text:span text:style-name="T55">Feature extraction</text:span><text:bookmark-end text:name="__RefHeading___Toc782_752984773"/></text:h>
      <text:p text:style-name="P36">For reasons of <text:span text:style-name="T60">code cleanliness, the feature extraction methods are in a separate file, features.py. </text:span><text:span text:style-name="T61">Most of the feature are implemented using simple String comparisons of either the token text itself or the lemmas. For the sentences containing a juxtaposition of “wir” and “Sie”, a more complicated pattern, the spacy matcher was the means of choice.</text:span></text:p>
      <text:p text:style-name="P36"><text:span text:style-name="T61">As processing the dependency length is a part of the pipeline, the difference between every token and its head could be taken directly from the documents. For the sentiment, the </text:span><text:span text:style-name="T62">library</text:span><text:span text:style-name="T61"> TextBlobDE </text:span><text:span text:style-name="T62">which is only based on a polarity lexicon</text:span><text:span text:style-name="T61"> was used. </text:span><text:span text:style-name="T62">This is an old ap</text:span><text:soft-page-break/><text:span text:style-name="T62">proach to </text:span><text:span text:style-name="T63">the</text:span><text:span text:style-name="T62"> problem </text:span><text:span text:style-name="T63">of sentiment analysis</text:span><text:span text:style-name="T62"> but there </text:span><text:span text:style-name="T63">was</text:span><text:span text:style-name="T62"> a preference not to use Transformer-based models in this project.</text:span></text:p>
      <text:p text:style-name="P37"><text:span text:style-name="T62">T</text:span>he feature extraction happens in the file extraction.py. After having decoded the DocBins, every method from features.py is called for every speech, the outcome is saved in a pandas DataFrame and saved in a pickle file.</text:p>
      <text:h text:style-name="P21" text:outline-level="2"/>
      <text:h text:style-name="P21" text:outline-level="2"><text:bookmark-start text:name="__RefHeading___Toc845_3324465605"/><text:span text:style-name="T55">4</text:span>.4 <text:span text:style-name="T55">Classification</text:span><text:bookmark-end text:name="__RefHeading___Toc845_3324465605"/></text:h>
      <text:h text:style-name="Heading_20_3" text:outline-level="3"><text:bookmark-start text:name="__RefHeading___Toc1323_2798905976"/><text:span text:style-name="T50">4.</text:span><text:span text:style-name="T64">4.1 Preparation</text:span><text:bookmark-end text:name="__RefHeading___Toc1323_2798905976"/></text:h>
      <text:p text:style-name="P38">In order to use several machine learning methods, a method train is defined in the beginning. Before applying every model, the data is scaled with the StandardScaler from scikit-learn.</text:p>
      <text:p text:style-name="P38">Three groups with only few speeches are removed in order to achieve a reasonably good outcome. One of these groups are the members of parliament without party affiliation. The other two are the groups the <text:span text:style-name="T65">former </text:span>party “Die Linke” split into in January 2024.</text:p>
      <text:p text:style-name="P39"><text:span text:style-name="T66">Then, the data is split into a training set (0.</text:span><text:span text:style-name="T67">8</text:span><text:span text:style-name="T66">) and a test set (0.</text:span><text:span text:style-name="T67">2</text:span><text:span text:style-name="T66">). Furthermore, from the training set, </text:span><text:span text:style-name="T67">two</text:span><text:span text:style-name="T66"> balanced training set</text:span><text:span text:style-name="T67">s</text:span><text:span text:style-name="T66"> </text:span><text:span text:style-name="T67">are</text:span><text:span text:style-name="T66"> built using the RandomUnderSampler </text:span><text:span text:style-name="T67">and the RandomOverSampler</text:span><text:span text:style-name="T66"> from </text:span><text:span text:style-name="T67">imbalanced</text:span><text:span text:style-name="T66">-learn.</text:span></text:p>
      <text:h text:style-name="Heading_20_3" text:outline-level="3"><text:bookmark-start text:name="__RefHeading___Toc1325_2798905976"/><text:span text:style-name="T66">4.</text:span><text:span text:style-name="T68">4.2 Evaluation method</text:span><text:bookmark-end text:name="__RefHeading___Toc1325_2798905976"/></text:h>
      <text:p text:style-name="P40"><text:span text:style-name="T69">A good metric to evaluate classification tasks is the F1-score. With precision being the ratio of true positives to predicted positives and recall </text:span><text:span text:style-name="T70">being the ratio of true positives to actual positives, the F1-score takes the harmonic mean of both of these metrics. In order to account for the high differences in class size, in this multiclass classification task the macro F1-score is taken as the main metric to be optimized. </text:span><text:span text:style-name="T71">This</text:span><text:span text:style-name="T70"> is </text:span><text:span text:style-name="T71">an</text:span><text:span text:style-name="T70"> unweighted </text:span><text:span text:style-name="T71">average of the single class F1-scores.</text:span><text:span text:style-name="T70"> </text:span><text:span text:style-name="T72">Thus, the classifier does not overly focus on the majority class but at the same time the pure accuracy delines.</text:span></text:p>
      <text:p text:style-name="P41"><text:soft-page-break/><text:span text:style-name="T72">T</text:span><text:span text:style-name="T73">he baseline for this metric is 1/N with N being the number of parties. This is with a random class assignment, as a majority class basline would be worse for the macro F1-score (F1-score 0 for all other classes). Thus, the baseline score is 1/6</text:span><text:span text:style-name="T74">≈</text:span><text:span text:style-name="T73">0.167.</text:span></text:p>
      <text:h text:style-name="Heading_20_3" text:outline-level="3"><text:bookmark-start text:name="__RefHeading___Toc1327_2798905976"/><text:span text:style-name="T66">4.</text:span><text:span text:style-name="T68">4.</text:span><text:span text:style-name="T75">3</text:span><text:span text:style-name="T68"> </text:span><text:span text:style-name="T76">Feature</text:span><text:span text:style-name="T68"> </text:span><text:span text:style-name="T77">optimization</text:span><text:bookmark-end text:name="__RefHeading___Toc1327_2798905976"/></text:h>
      <text:p text:style-name="P40"><text:span text:style-name="T70">The first loop checks for every feature if it worsens the score, which is not the case for any. </text:span><text:span text:style-name="T78">This happens independent from the rest of the tuning process </text:span><text:span text:style-name="T79">using a Logistic Regression</text:span><text:span text:style-name="T78">. Another takeaway from this is how the features contribute to the classifier. As shown in Figure 1, </text:span><text:span text:style-name="T80">especially the use of pronouns is crucial to the separation </text:span><text:span text:style-name="T79">while most of the other features hardly contribute to the outcome</text:span><text:span text:style-name="T80">.</text:span></text:p>
      <text:p text:style-name="P40"><text:span text:style-name="T80"/></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Left Out Feature</text:span></text:p>
            </table:table-cell>
            <table:table-cell table:style-name="Table1.A1" office:value-type="string">
              <text:p text:style-name="Table_20_Heading"><text:span text:style-name="Strong_20_Emphasis">Macro F1-Score</text:span></text:p>
            </table:table-cell>
          </table:table-row>
        </table:table-header-rows>
        <table:table-row>
          <table:table-cell table:style-name="Table1.A1" office:value-type="string">
            <text:p text:style-name="Table_20_Contents">none</text:p>
          </table:table-cell>
          <table:table-cell table:style-name="Table1.A1" office:value-type="string">
            <text:p text:style-name="Table_20_Contents">0.314</text:p>
          </table:table-cell>
        </table:table-row>
        <table:table-row>
          <table:table-cell table:style-name="Table1.A1" office:value-type="string">
            <text:p text:style-name="Table_20_Contents">I_count_avg</text:p>
          </table:table-cell>
          <table:table-cell table:style-name="Table1.A1" office:value-type="string">
            <text:p text:style-name="Table_20_Contents">0.293</text:p>
          </table:table-cell>
        </table:table-row>
        <table:table-row>
          <table:table-cell table:style-name="Table1.A1" office:value-type="string">
            <text:p text:style-name="Table_20_Contents">we_count_avg</text:p>
          </table:table-cell>
          <table:table-cell table:style-name="Table1.A1" office:value-type="string">
            <text:p text:style-name="Table_20_Contents">0.289</text:p>
          </table:table-cell>
        </table:table-row>
        <table:table-row>
          <table:table-cell table:style-name="Table1.A1" office:value-type="string">
            <text:p text:style-name="Table_20_Contents">Sie_count_avg</text:p>
          </table:table-cell>
          <table:table-cell table:style-name="Table1.A1" office:value-type="string">
            <text:p text:style-name="Table_20_Contents">0.309</text:p>
          </table:table-cell>
        </table:table-row>
        <table:table-row>
          <table:table-cell table:style-name="Table1.A1" office:value-type="string">
            <text:p text:style-name="Table_20_Contents">wir_Sie_sentence_share</text:p>
          </table:table-cell>
          <table:table-cell table:style-name="Table1.A1" office:value-type="string">
            <text:p text:style-name="Table_20_Contents">0.313</text:p>
          </table:table-cell>
        </table:table-row>
        <table:table-row>
          <table:table-cell table:style-name="Table1.A1" office:value-type="string">
            <text:p text:style-name="Table_20_Contents">noun_share</text:p>
          </table:table-cell>
          <table:table-cell table:style-name="Table1.A1" office:value-type="string">
            <text:p text:style-name="Table_20_Contents">0.312</text:p>
          </table:table-cell>
        </table:table-row>
        <table:table-row>
          <table:table-cell table:style-name="Table1.A1" office:value-type="string">
            <text:p text:style-name="Table_20_Contents">modal_verb_share</text:p>
          </table:table-cell>
          <table:table-cell table:style-name="Table1.A1" office:value-type="string">
            <text:p text:style-name="Table_20_Contents">0.313</text:p>
          </table:table-cell>
        </table:table-row>
        <table:table-row>
          <table:table-cell table:style-name="Table1.A1" office:value-type="string">
            <text:p text:style-name="Table_20_Contents">exclamation_share</text:p>
          </table:table-cell>
          <table:table-cell table:style-name="Table1.A1" office:value-type="string">
            <text:p text:style-name="Table_20_Contents">0.312</text:p>
          </table:table-cell>
        </table:table-row>
        <table:table-row>
          <table:table-cell table:style-name="Table1.A1" office:value-type="string">
            <text:p text:style-name="Table_20_Contents">question_share</text:p>
          </table:table-cell>
          <table:table-cell table:style-name="Table1.A1" office:value-type="string">
            <text:p text:style-name="Table_20_Contents">0.311</text:p>
          </table:table-cell>
        </table:table-row>
        <table:table-row>
          <table:table-cell table:style-name="Table1.A1" office:value-type="string">
            <text:p text:style-name="Table_20_Contents">avg_sentence_length</text:p>
          </table:table-cell>
          <table:table-cell table:style-name="Table1.A1" office:value-type="string">
            <text:p text:style-name="Table_20_Contents">0.314</text:p>
          </table:table-cell>
        </table:table-row>
        <table:table-row>
          <table:table-cell table:style-name="Table1.A1" office:value-type="string">
            <text:p text:style-name="Table_20_Contents">avg_dependency_length</text:p>
          </table:table-cell>
          <table:table-cell table:style-name="Table1.A1" office:value-type="string">
            <text:p text:style-name="Table_20_Contents">0.312</text:p>
          </table:table-cell>
        </table:table-row>
        <table:table-row>
          <table:table-cell table:style-name="Table1.A1" office:value-type="string">
            <text:p text:style-name="Table_20_Contents">negation_share</text:p>
          </table:table-cell>
          <table:table-cell table:style-name="Table1.A1" office:value-type="string">
            <text:p text:style-name="Table_20_Contents">0.310</text:p>
          </table:table-cell>
        </table:table-row>
      </table:table>
      <text:p text:style-name="P42">Figure 1</text:p>
      <text:p text:style-name="P43"/>
      <text:h text:style-name="Heading_20_3" text:outline-level="3"><text:bookmark-start text:name="__RefHeading___Toc1329_2798905976"/>4.4.4 Hyperparameter optimization<text:bookmark-end text:name="__RefHeading___Toc1329_2798905976"/></text:h>
      <text:p text:style-name="P44">Three important classification algorithms were chosen. The hyperparameters of each one were optimized on each of the three datasets and then the performance with the best combination of hyperparameters and the best training set was compared to the other two algorithms. <text:span text:style-name="T81">The employed class GridSearchCV uses stratified k-fold cross validation, meaning the percentage of samples for each class is preserved in each fold.</text:span></text:p>
      <text:p text:style-name="P45"><text:soft-page-break/>For Logistic <text:span text:style-name="T82">Regression, the tuned parameters are type of regularization (l1 or l2), regularization strength and class weights (no weights or balanced). The balancing of the latter is sensible for the imbalanced dataset.</text:span></text:p>
      <text:p text:style-name="P46">For Support Vector Classification (SVC), there is again the regularization strength and class weights. Furthermore, the kernel function and the <text:span text:style-name="T81">gamma parameter (regulating the how far the influence of a single datapoint spreads) are important.</text:span></text:p>
      <text:p text:style-name="P47">For Random Forest Classification (RFC), we tune the number of decision trees (n_estimators), the maximum depth of the trees, how many features are selected for splitting at each node (sqare root or logarithm of all features) and how many samples need to match at each leaf node (min_samples_leaf). At last, we keep checking for balanced class weights. <text:span text:style-name="T83">As this classifier was overfitting strongly, a low maximum depth and higher min_samples_leaf were chosen.</text:span></text:p>
      <text:p text:style-name="P44"/>
      <text:h text:style-name="Heading_20_1" text:outline-level="1"><text:bookmark-start text:name="__RefHeading___Toc1331_2798905976"/><text:span text:style-name="T23">5</text:span>. <text:span text:style-name="T23">Outcomes and Discussion</text:span><text:bookmark-end text:name="__RefHeading___Toc1331_2798905976"/></text:h>
      <text:h text:style-name="Heading_20_2" text:outline-level="2"><text:bookmark-start text:name="__RefHeading___Toc786_752984773"/><text:span text:style-name="T23">5</text:span>.1 <text:span text:style-name="T84">Model comparison and hyperparameters</text:span><text:bookmark-end text:name="__RefHeading___Toc786_752984773"/></text:h>
      <text:p text:style-name="P48">For each of the three algorithms, the best result for each of the three datasets is listed in Figure 2. The best result was achieved using Logistic Regression on the oversampled training set with the parameters XXX. The performance is best with a balanced dataset as the chosen metric takes balance into account. Logistic regression probably outperforms the more complicated algorithms in this case as it is better at handling small feature sets and less prone to overfitting. Especially the regularization helps here.</text:p>
      <text:p text:style-name="P48">The achieved score was XXX and is <text:span text:style-name="T85">thus</text:span> significantly better than the baseline. Considering the small set of features, <text:span text:style-name="T85">the results are promising and hint to the fact that poiticians of different parties use different linguistic instruments in their speeches.</text:span></text:p>
      <text:h text:style-name="Heading_20_2" text:outline-level="2"><text:bookmark-start text:name="__RefHeading___Toc794_752984773"/>4.2 <text:span text:style-name="T84">Confusion matrix</text:span><text:bookmark-end text:name="__RefHeading___Toc794_752984773"/></text:h>
      <text:p text:style-name="P44"/>
      <text:h text:style-name="P49" text:outline-level="1"><text:bookmark-start text:name="__RefHeading___Toc867_3324465605"/><text:soft-page-break/><text:span text:style-name="T86">6. Limitations</text:span><text:bookmark-end text:name="__RefHeading___Toc867_3324465605"/></text:h>
      <text:p text:style-name="P50">The experiment was limited by the small amount of features. With more features, a better score might be achievable. Furthermore, the exclusion of neural networks for classification limits the possibilities. Employing these, a much more exact classifier might be achievable. As the computational resources for this project were very small, a bigger hyperparameter search space could probably optimize the models.</text:p>
      <text:p text:style-name="P51"><text:span text:style-name="T87">Furthermore, the data was only taken from one legislative period. Thus, there might be a bias in the language of government parties versus opposition parties.</text:span></text:p>
      <text:p text:style-name="P51"/>
      <text:h text:style-name="Heading_20_1" text:outline-level="1"><text:bookmark-start text:name="__RefHeading___Toc1335_2798905976"/>7. Future Work<text:bookmark-end text:name="__RefHeading___Toc1335_2798905976"/></text:h>
      <text:p text:style-name="P50">Future papers could take a look at the performance of transformer-based neural networks for this task. They could use take a bigger dataset spanning over several periods for the training.</text:p>
      <text:p text:style-name="P50">Moreover, there could be a more thorough analysis of the difference in language use between the political parties. Especially the significance of each of the features used in this experiment is an aspect that could be looked at.</text:p>
      <text:p text:style-name="P52">At last, the classifying method could be tested for different languages. Other languages might be more or less prone to different linguistic features in speeches.</text:p>
      <text:p text:style-name="P52"/>
      <text:h text:style-name="P53" text:outline-level="1"><text:bookmark-start text:name="__RefHeading___Toc796_752984773"/><text:span text:style-name="T23">8</text:span>. <text:span text:style-name="T23">Conclusion</text:span><text:bookmark-end text:name="__RefHeading___Toc796_752984773"/></text:h>
      <text:p text:style-name="P54">This goal of this project was to build a classifier on hand-crafted features in order to tell apart political parties by the speeches of their representatives. These features were solely syntactic, morphological and stylistic.</text:p>
      <text:p text:style-name="P54">The out<text:span text:style-name="T7">c</text:span>ome was a XXX classifier with fine-tuned hyperparameters trained on a XX dataset and twelve features. The macro F1-score of XX is significantly better than the <text:soft-page-break/>baseline but does not match the results of previous classifiers. However, these were trained on word use and could thus work with more features.</text:p>
      <text:p text:style-name="P44"/>
      <text:p text:style-name="P44"/>
      <text:p text:style-name="P44"/>
      <text:p text:style-name="P44"><text:span text:style-name="T6"/></text:p>
      <text:h text:style-name="P55" text:outline-level="1"><text:bookmark-start text:name="__RefHeading___Toc798_752984773"/>Literature<text:bookmark-end text:name="__RefHeading___Toc798_752984773"/></text:h>
      <text:p text:style-name="P56"/>
      <text:p text:style-name="P56">Blätte, A. (2018, May). 7 Zum Verwechseln ähnlich? Eine Klassifikationsanalyse par-lamentarischen Diskursverhaltens auf Basis des PolMine-Plenarprotokollkorpus. In Computational Social Science (pp. 139-162). Nomos Verlagsgesellschaft mbH &amp; Co. KG.</text:p>
      <text:p text:style-name="P56"/>
      <text:p text:style-name="P56">Cheung, H., &amp; Kemper, S. (1992). Competing complexity metrics and adults' production of complex sentences. Applied Psycholinguistics, 13(1), 53-76.</text:p>
      <text:p text:style-name="P56"/>
      <text:p text:style-name="P56">Cichocka, A., Bilewicz, M., Jost, J. T., Marrouch, N., &amp; Witkowska, M. (2016). On the grammar of politics—or why conservatives prefer nouns. Political Psychology, 37(6), 799-815.</text:p>
      <text:p text:style-name="P56"/>
      <text:p text:style-name="P57"><text:span text:style-name="Source_20_Text"><text:span text:style-name="T88">Deutscher Bundestag. (n.d.). Open Data. https://www.bundestag.de/services/opendata</text:span></text:span></text:p>
      <text:p text:style-name="P56"/>
      <text:p text:style-name="P56">Duve, P. (2021). Textklassifikation von Reden des Deutschen Bundestags. Tagungsband, 74.</text:p>
      <text:p text:style-name="P56"/>
      <text:p text:style-name="P56">Kavallos, C. S. (2023). Parliament proceeding classification via Machine Learning algorithms: A case of Greek parliament proceedings.</text:p>
      <text:p text:style-name="P56"/>
      <text:p text:style-name="P57"><text:span text:style-name="T89">Kulo, L. (2009). Linguistic features in political speeches: How language can be used to impose certain moral or ethical values on people.</text:span></text:p>
      <text:p text:style-name="P56"/>
      <text:p text:style-name="P56">Longobardi, F. (2013). Linguistic factors in political speech. In Multimodal Communication in Political Speech. Shaping Minds and Social Action: International Workshop, Political Speech 2010, Rome, Italy, November 10-12, 2010, Revised Selected Papers (pp. 233-244). Springer Berlin Heidelberg.</text:p>
      <text:p text:style-name="P56"/>
      <text:p text:style-name="P56">McDonnell, D., &amp; Ondelli, S. (2022). The Language of Right-Wing Populist Leaders: Not So Simple. Perspectives on Politics, 20(3), 828–841.</text:p>
      <text:p text:style-name="P56"/>
      <text:p text:style-name="P58">Navarretta, C., &amp; Hansen, D. H. (2020, May). Identifying parties in manifestos and parliament speeches. In <text:span text:style-name="T90">Proceedings of the second parlaclarin workshop</text:span> (pp. 51-57).</text:p>
      <text:p text:style-name="P56"/>
      <text:p text:style-name="P56">Oya, M. (2011, August). Syntactic dependency distance as sentence complexity measure. In Proceedings of the 16th International Conference of Pan-Pacific Association of Applied Linguistics (Vol. 1).</text:p>
      <text:p text:style-name="P56"/>
      <text:p text:style-name="P56">Pascale, C. M. (2019). The weaponization of language: Discourses of rising right-wing authoritarianism. Current Sociology, 67(6), 898-917.</text:p>
      <text:p text:style-name="P56"/>
      <text:h text:style-name="Heading_20_1" text:outline-level="1"><text:bookmark-start text:name="__RefHeading___Toc1333_2798905976"/><text:soft-page-break/>Eigenständigkeitserklärung<text:bookmark-end text:name="__RefHeading___Toc1333_2798905976"/></text:h>
      <text:p text:style-name="P44">Ich versichere, dass ich die vorliegende Arbeit selbstständig verfasst und keine anderen als die angegebenen Quellen und Hilfsmittel benutzt habe. Alle Stellen der Arbeit, die dem Wortlaut oder dem Sinn nach anderen Werken entnommen sind, habe ich in jedem einzelnen Fall unter Angabe der Quelle kenntlich gemacht. Dies gilt auch für verwendete Zeichnungen, Skizzen, Ton- und Videoaufnahmen sowie graphische Darstellungen. Ich erkläre mich damit einverstanden, dass meine Arbeit im Verdachtsfall mithilfe einer Plagiatssoftware überprüft wird.</text:p>
      <text:p text:style-name="P44"/>
      <text:p text:style-name="P44">____________<text:span text:style-name="T91"> <text:s text:c="9"/></text:span><text:s text:c="36"/>____________<text:span text:style-name="T91"> <text:s text:c="9"/></text:span><text:s/></text:p>
      <text:p text:style-name="P44">Ort, Datum <text:s text:c="51"/>Unterschrift</text:p>
      <text:p text:style-name="P59"/>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059" svg:font-family="C059"/>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style:font-face style:name="times new roman" svg:font-family="'times new roman'" style:font-family-generic="roman"/>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P2" style:family="paragraph" style:parent-style-name="Header">
      <style:text-properties officeooo:paragraph-rsid="00079e75"/>
    </style:style>
    <style:style style:name="MT1" style:family="text">
      <style:text-properties officeooo:rsid="0008951c"/>
    </style:style>
    <style:style style:name="MT2" style:family="text">
      <style:text-properties officeooo:rsid="001f1830"/>
    </style:style>
    <style:style style:name="MT3" style:family="text">
      <style:text-properties officeooo:rsid="007deefd"/>
    </style:style>
    <style:style style:name="MT4" style:family="text">
      <style:text-properties officeooo:rsid="00079e7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text:span text:style-name="MT2">Report</text:span><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6660415E.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6660415E.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 Report</text:p>
        <text:p text:style-name="Header"><text:tab/><text:tab/></text:p>
      </style:header>
      <style:footer>
        <text:p text:style-name="Footer"><text:span text:style-name="MT3">Daniel Gelderblom</text:span><text:tab/><text:span text:style-name="MT3">Report</text:span><text:tab/><text:page-number style:num-format="I" text:select-page="current">V</text:page-number></text:p>
      </style:footer>
    </style:master-page>
    <style:master-page style:name="Arabische_20_Seitenzahlen" style:display-name="Arabische Seitenzahlen" style:page-layout-name="Mpm6" draw:style-name="Mdp1">
      <style:header>
        <text:p text:style-name="MP2"><text:span text:style-name="MT4">Project Report</text:span><text:tab/><text:tab/></text:p>
      </style:header>
      <style:footer>
        <text:p text:style-name="Footer"><text:span text:style-name="MT2">Daniel Gelderblom</text:span><text:tab/><text:span text:style-name="MT2">Report</text:span><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5-06-09T16:33:33.482181909</dc:date>
    <meta:editing-duration>P6DT10H27M44S</meta:editing-duration>
    <meta:editing-cycles>82</meta:editing-cycles>
    <meta:generator>LibreOffice/24.8.7.2$Linux_X86_64 LibreOffice_project/480$Build-2</meta:generator>
    <meta:document-statistic meta:table-count="1" meta:image-count="2" meta:object-count="0" meta:page-count="15" meta:paragraph-count="173" meta:word-count="3089" meta:character-count="20261" meta:non-whitespace-character-count="17209"/>
  </office:meta>
</office:document-meta>
</file>